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5a7" officeooo:paragraph-rsid="000605a7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43a40" fo:letter-spacing="normal"/>
    </style:style>
    <style:style style:name="P3" style:family="paragraph" style:parent-style-name="Heading_20_2">
      <style:text-properties fo:font-variant="normal" fo:text-transform="none" fo:color="#343a40" style:font-name="apple-system" fo:letter-spacing="normal" fo:font-style="normal" fo:font-weight="normal" officeooo:rsid="000605a7" officeooo:paragraph-rsid="000605a7"/>
    </style:style>
    <style:style style:name="P4" style:family="paragraph" style:parent-style-name="Heading_20_2">
      <style:text-properties fo:font-variant="normal" fo:text-transform="none" fo:color="#343a40" style:font-name="apple-system" fo:letter-spacing="normal" fo:font-style="normal" fo:font-weight="normal" officeooo:rsid="0006acfe" officeooo:paragraph-rsid="0006acfe"/>
    </style:style>
    <style:style style:name="T1" style:family="text">
      <style:text-properties style:font-name="apple-system" fo:font-size="16.5pt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LISTA EJERCICIOS CLIENTES 2020-2021</text:h>
      <text:h text:style-name="P3" text:outline-level="2">U1T1 - Números</text:h>
      <text:section text:style-name="Sect1" text:name="intro">
        <text:p text:style-name="P2">•<text:span text:style-name="T1">Crea un programa en el que crees 5 variables numéricas (entero, decimal, científico, octal y hexadecimal).<text:line-break/>•A las variables les asignarás los siguientes números: 1357, 1357, 135e7, 01357 y 0x1357.<text:line-break/>•Muestra con 5 alerts su valor, escribiendo la siguiente sentencia: alert (“Número entero” + entero);<text:line-break/>•Comenta el código indicando el nombre del ejercicio y tu nombre en la parte  superior, y los comentarios adicionales que estimes necesarios.</text:span></text:p>
      </text:section>
      <text:p text:style-name="Text_20_body"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20:00:41.495699570</meta:creation-date>
    <dc:date>2020-09-24T23:59:28.299230590</dc:date>
    <meta:editing-duration>PT2H38M26S</meta:editing-duration>
    <meta:editing-cycles>1</meta:editing-cycles>
    <meta:document-statistic meta:table-count="0" meta:image-count="0" meta:object-count="0" meta:page-count="1" meta:paragraph-count="4" meta:word-count="74" meta:character-count="491" meta:non-whitespace-character-count="418"/>
    <meta:generator>LibreOffice/6.0.7.3$Linux_X86_64 LibreOffice_project/00m0$Build-3</meta:generator>
  </office:meta>
</office:document-meta>
</file>